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useoSans" svg:font-family="MuseoSans, Georgia, 'Times New Roman', Times, serif"/>
    <style:font-face style:name="OpenSymbol" svg:font-family="OpenSymbol"/>
    <style:font-face style:name="Times New Roman2" svg:font-family="'Times New Roman'"/>
    <style:font-face style:name="Times New Roman1" svg:font-family="'Times New Roman', stixgeneral, serif"/>
    <style:font-face style:name="AdvPSHEL-B" svg:font-family="AdvPSHEL-B" style:font-family-generic="swiss"/>
    <style:font-face style:name="SourceSansPro-Regular" svg:font-family="SourceSansPro-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style>
    <style:style style:name="P7"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2020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55b2f6" style:font-name="SourceSansPro-Regular" fo:font-size="9pt" fo:letter-spacing="normal" fo:font-style="normal" fo:font-weight="normal" style:font-name-asian="SourceSansPro-Regular" style:font-size-asian="9pt" style:font-style-asian="normal" style:font-weight-asian="normal" style:font-name-complex="SourceSansPro-Regular" style:font-size-complex="9pt" style:font-style-complex="normal" style:font-weight-complex="normal"/>
    </style:style>
    <style:style style:name="P12"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fo:font-variant="normal" fo:text-transform="none" fo:color="#000000" style:font-name="Times New Roman" fo:font-size="12pt" fo:letter-spacing="normal" fo:font-style="normal" fo:font-weight="normal" style:font-name-asian="SourceSansPro-Regular" style:font-size-asian="12pt" style:font-style-asian="normal" style:font-weight-asian="normal" style:font-name-complex="SourceSansPro-Regular" style:font-size-complex="12pt" style:font-style-complex="normal" style:font-weight-complex="normal"/>
    </style:style>
    <style:style style:name="P13"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style>
    <style:style style:name="P14"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fo:font-style="italic"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fo:font-style="normal" style:font-size-asian="12pt" style:font-style-asian="normal" style:font-size-complex="12pt" style:font-style-complex="normal"/>
    </style:style>
    <style:style style:name="P16"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left="0cm" fo:padding-right="0cm" fo:padding-top="0cm" fo:padding-bottom="0.049cm" fo:border-left="none" fo:border-right="none" fo:border-top="none" fo:border-bottom="0.002cm solid #b8b8b8"/>
      <style:text-properties style:font-name="Times New Roman" fo:font-size="12pt" style:font-name-asian="AdvPSHEL-B" style:font-size-asian="12pt" style:font-name-complex="AdvPSHEL-B" style:font-size-complex="12pt"/>
    </style:style>
    <style:style style:name="P18"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0.074cm" fo:border-left="none" fo:border-right="none" fo:border-top="none" fo:border-bottom="0.002cm solid #000000" style:join-border="false"/>
      <style:text-properties fo:font-variant="normal" fo:text-transform="none" fo:color="#02020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padding="0.074cm" fo:border-left="none" fo:border-right="none" fo:border-top="none" fo:border-bottom="0.002cm solid #000000" style:join-border="false"/>
      <style:text-properties fo:font-weight="normal" style:font-weight-asian="normal" style:font-weight-complex="normal"/>
    </style:style>
    <style:style style:name="P20" style:family="paragraph" style:parent-style-name="Heading_20_1">
      <style:text-properties fo:font-variant="normal" fo:text-transform="none" fo:color="#020202" style:font-name="MuseoSans" fo:font-size="12pt" fo:letter-spacing="normal" fo:font-style="normal" fo:font-weight="normal" style:font-size-asian="12pt" style:font-weight-asian="normal" style:font-size-complex="12pt" style:font-weight-complex="normal"/>
    </style:style>
    <style:style style:name="P21" style:family="paragraph" style:parent-style-name="Text_20_body">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style-complex="italic"/>
    </style:style>
    <style:style style:name="T5"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font-name="Times New Roman1" fo:font-size="11.25pt" fo:letter-spacing="normal" fo:font-style="normal" fo:font-weight="normal"/>
    </style:style>
    <style:style style:name="T7" style:family="text">
      <style:text-properties fo:font-variant="normal" fo:text-transform="none" fo:color="#000000" style:font-name="Times New Roman1" fo:font-size="11.25pt" fo:letter-spacing="normal" fo:font-style="normal" fo:font-weight="normal" style:font-name-asian="AdvPSHEL-B" style:font-style-asian="italic" style:font-name-complex="AdvPSHEL-B" style:font-style-complex="italic"/>
    </style:style>
    <style:style style:name="T8" style:family="text">
      <style:text-properties fo:font-variant="normal" fo:text-transform="none" fo:color="#020202" style:text-line-through-style="none" fo:letter-spacing="normal" style:text-underline-style="none" style:text-blinking="false" fo:background-color="transparent"/>
    </style:style>
    <style:style style:name="T9" style:family="text">
      <style:text-properties fo:font-variant="normal" fo:text-transform="none" fo:color="#020202"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T10" style:family="text">
      <style:text-properties fo:font-variant="normal" fo:text-transform="none" fo:color="#020202" style:font-name="Times New Roman" fo:font-size="12pt" fo:letter-spacing="normal" fo:font-style="normal" fo:font-weight="normal" style:font-size-asian="12pt" style:font-size-complex="12pt"/>
    </style:style>
    <style:style style:name="T11" style:family="text">
      <style:text-properties fo:font-variant="normal" fo:text-transform="none" fo:color="#02020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20202" style:font-name="Times New Roman" fo:font-size="12pt" fo:letter-spacing="normal" fo:font-style="normal" fo:font-weight="bold" style:font-size-asian="12pt" style:font-size-complex="12pt"/>
    </style:style>
    <style:style style:name="T13" style:family="text">
      <style:text-properties fo:font-variant="normal" fo:text-transform="none" fo:color="#02020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4" style:family="text">
      <style:text-properties fo:font-variant="normal" fo:text-transform="none" fo:color="#020202" fo:letter-spacing="normal" fo:font-weight="normal" style:font-weight-asian="normal" style:font-weight-complex="normal"/>
    </style:style>
    <style:style style:name="T15" style:family="text">
      <style:text-properties fo:font-variant="normal" fo:text-transform="none" style:use-window-font-color="true" style:font-name="Times New Roman2" fo:font-size="12pt" fo:letter-spacing="normal" fo:font-style="normal" fo:font-weight="normal" style:font-size-asian="12pt" style:font-style-asian="normal" style:font-size-complex="12pt" style:font-style-complex="normal"/>
    </style:style>
    <style:style style:name="T16" style:family="text">
      <style:text-properties fo:font-variant="normal" fo:text-transform="none" style:use-window-font-color="true" style:font-name="Times New Roman2" fo:font-size="12pt" fo:letter-spacing="normal" fo:font-style="italic" fo:font-weight="normal" style:font-size-asian="12pt" style:font-style-asian="italic" style:font-size-complex="12pt" style:font-style-complex="italic"/>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style:font-name-asian="AdvPSHEL-B" style:font-name-complex="AdvPSHEL-B"/>
    </style:style>
    <style:style style:name="T19" style:family="text">
      <style:text-properties style:font-name="Times New Roman" fo:font-style="italic" style:font-style-asian="italic" style:font-style-complex="italic"/>
    </style:style>
    <style:style style:name="T20" style:family="text">
      <style:text-properties style:font-name="Times New Roman" fo:font-style="italic" style:font-name-asian="AdvPSHEL-B" style:font-style-asian="italic" style:font-name-complex="AdvPSHEL-B" style:font-style-complex="itali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weight="bold"/>
    </style:style>
    <style:style style:name="T24" style:family="text">
      <style:text-properties style:font-style-asian="normal" style:font-style-complex="normal"/>
    </style:style>
    <style:style style:name="T25" style:family="text">
      <style:text-properties style:use-window-font-color="true" fo:font-size="12pt" fo:font-weight="normal" style:font-size-asian="12pt" style:font-weight-asian="normal" style:font-size-complex="12pt" style:font-weight-complex="normal"/>
    </style:style>
    <style:style style:name="T26"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lture and Innateness</text:p>
      <text:p text:style-name="P2"/>
      <text:p text:style-name="P2">I have brought up Hume's “Of the Standard of Taste” before. In it, David Hume argues that faculties of 'human taste', meaning things like the ability to appreciate works of visual art and literature, are in a certain sense subjective, there seems to be a commonality between different people's apprehensions of such works so that, while there are large varieties of men with large disparities in their individual tastes, it still somehow happens that there exists works that endure across the ages, surviving to a certain extent even the potentially blunting effects of translation (like Homer's Iliad). And it is often the case that these enduring works are, for whatever specific reasons, held to be the greatest or finest examples of their kind, exemplary of the kind of thing that they are, consistently across numerous cultures and eras, despite the existence of other works which, while possibly fashionably esteemed in one time or another, fail to have enduring appeal outside of the particular context they arose in. Since it seems that it is the enduring works that are both more greatly and most consistently esteemed, it seems, according to Hume, that despite the naturally subjective nature of taste that there is some independent aspect of works that, while possibly different in each individual work, is by nature detectable by human kind in general, and in that sense beyond the merely or simply subjective and conditioned whims of the individual.</text:p>
      <text:p text:style-name="P2"/>
      <text:p text:style-name="Standard"><text:span text:style-name="T1">What Hume then specifically proposes, as an attempt to explain this, is that is it likely that certain individuals have a finer sensitivity to particular aspects of works that are analogous to objective qualities, which he compares to being like a wine taster who is more skilled at detecting minute qualities of a given substance in a quantity of wine (such as a subtle taste of iron caused by an old key immersed in the liquid that others might not taste, which he draws from Cervantes' Don Quixote). As he says,</text:span><text:span text:style-name="T25"> </text:span><text:span text:style-name="T26">“</text:span><text:span text:style-name="T16">Though it be certain, that beauty and deformity, more than sweet and bitter, are not qualities in objects, but belong entirely to the sentiment, internal or external; it must be allowed, that there are certain qualities in objects, which are fitted by nature to produce those particular feelings.”</text:span><text:span text:style-name="T15"> But despite this claim, I cannot agree that this analogy really holds, as I have reason to believe that this kind of 'taste', as a form of human faculty, is something that imparts structural intuition onto works in such a way that isn't independently observable to those lack the specifically desired faculty (i.e. there is nothing like the 'iron key' as a general analogue for all refinements of taste, and instead such people lacking the faculty to appreciate a given kind of art will often isntead only observe an inexplicable consistency of agreement in judgement they they are themselves unable to understand). So I deny that Hume's conjecture has real explanatory power. And yet, this conformity of judgement of greatness—in the face of subjectivity, and across ages—still seems to hold all the same, which still requires explanation.</text:span></text:p>
      <text:p text:style-name="P2"/>
      <text:p text:style-name="P2">So, if it is not the case that taste is general is explained by shear acuteness of sensibility, then how can it be that:</text:p>
      <text:p text:style-name="P2"/>
      <text:p text:style-name="P2">a) Varied cultures differ in the types of art appreciators they produce, to the point where members of particular cultures may find the most esteemed art of another culture to be completely alien to their sensibilities. This variation includes the possibility of separation of the appreciators of high art (considered as a culture) from that of the vulgar populace.</text:p>
      <text:p text:style-name="P2">b) Despite this, people commonly come to appreciate various forms of art similarly, despite radical differences of experience.</text:p>
      <text:p text:style-name="P2">c) The 'rules' of these artforms do not seem to be arbitrary, i.e. it doesn't seem to be the case that someone with specifically altered training will come to perceive the structures of common practice music to be nonsense, and perceive an alternate yet similar and equally complex set of structures to be meaningful in their place, despite that wide varieties of musical preferences are possible and there do exist different musical traditions. For a specific example, the common senses of tonal tension vs relaxation/fulfilment seem to come to arise in the same way when they do (otherwise the basis of much music theory would mean little), despite that it seems to be possible for the <text:soft-page-break/>perception of the structural implications of these specific aspects to be absent in an individual. Yet I'd argue that it doesn’t quite make sense to say something like “the tension and relaxation were always there, you just weren't skilled at perceiving them”, as would seemingly be predicted via Hume's conjecture. Instead, the tension and relaxation, and their potential to produce the perception of large scale structure in music, seem to exist as a kind of latent potential, a bias towards developing perceptions of a certain kind, though ones that aren't slowly or 'naturally learned' simply due to exposure to particular conventions in accordance with a specific, static learning mechanism or process that itself remains largely unchanged.</text:p>
      <text:p text:style-name="P2"/>
      <text:p text:style-name="P2">It may be a responsibility at this point to consider a possible counter argument to the otherwise definite nature of this claim. It may the case that, people who do end up developing tonal tension are conditioned, from their lifetime of listening to western music that uses an octave of 12 semi-tones and may imply tonality, to hear music in terms of tonal thematic material if and when they do perceive music linguistically. The implications of this are the possibility that one could come to perceive music linguistically and yet not perceive structures arising from musical material in the same way due to differences of conditioning, instead possibly perceiving alternate structures. In this case, much of music theory may actually be more 'conventional' than otherwise thought, but there may still be a bias to how humans perceive harmony that makes use more likely to base music around what are heard as fundamental, consonant harmonics.</text:p>
      <text:p text:style-name="P2"/>
      <text:p text:style-name="P1"><text:span text:style-name="T1">People from utterly separate cultures coming to common values of aesthetics, despite both that individuals coming to esteem these particular values are </text:span><text:span text:style-name="T2">select</text:span><text:span text:style-name="T1"> and often in a relative minority of the general population, and that the wildly different possible upbringings frequently manifest in different values systems 'by default', are more frequent than is often portrayed.</text:span></text:p>
      <text:p text:style-name="P2"/>
      <text:p text:style-name="P2">[cite evidence for commonality of aesthetics]</text:p>
      <text:p text:style-name="P2"/>
      <text:p text:style-name="P2">From the GTTM, it is claimed that [cite here] – the ability to track large scale prolongational structures isn't something that is well developed in everyone, and hence that it is acknowledged that, despite the formal definitions of structures given, this ability can at the least be far less developed in someone than it is in a professional musician well versed in the intricacies and structure of common practice music.</text:p>
      <text:p text:style-name="P2"/>
      <text:p text:style-name="Standard"><text:span text:style-name="T1">This can be more easily explained if we entertain the hypothesis that certain brain processes are strongly biased to emerge in specific ways (due to a variety of possible reasons that I don't pretend to be able to explain), even if they don't always develop. The specific example of th</text:span><text:span text:style-name="T17">e </text:span><text:span text:style-name="T5">Pirahã</text:span><text:span text:style-name="T17"> lan</text:span><text:span text:style-name="T1">guage, which seemingly lacks recursion, and who's native speakers seemingly are incapable of learning to understand recursive sentences of other languages, may or may not show that, even in spoken language, comprehending recursive structure is a specific ability that can potentially fail to manifest in that domain (for potentially arbitrary periods of time that seem to be able to cover a person's entire life), rather then something that is 'merely' a general purpose cognitive tool.</text:span></text:p>
      <text:p text:style-name="P2"/>
      <text:p text:style-name="Standard"><text:span text:style-name="T1">Note that this doesn't seem to be a genetic issue. Many </text:span><text:span text:style-name="T5">Pirahã have children who have been brought up conversing in Portuguese, who developed the proper ability to comprehend recursive sentence structure.</text:span></text:p>
      <text:p text:style-name="P2"/>
      <text:p text:style-name="Standard"><text:a xlink:type="simple" xlink:href="https://www.frontiersin.org/articles/10.3389/fpsyg.2015.01182/full" text:style-name="Internet_20_link" text:visited-style-name="Visited_20_Internet_20_Link"><text:span text:style-name="T1">https://www.frontiersin.org/articles/10.3389/fpsyg.2015.01182/full</text:span></text:a><text:span text:style-name="T1"> [1]</text:span></text:p>
      <text:p text:style-name="P2"/>
      <text:p text:style-name="Standard"><text:span text:style-name="T1">If there is one thing that there is a general consensus on, it is that human beings, </text:span><text:span text:style-name="T2">homo sapiens</text:span><text:span text:style-name="T21">, do at least seem to possess a species unique ability to process large scale or delayed structural </text:span><text:span text:style-name="T21">dependencies, and that this seems to be the basis of our ability to process such structures in language...</text:span></text:p>
      <text:p text:style-name="P2"><text:soft-page-break/></text:p>
      <text:p text:style-name="Standard"><text:span text:style-name="T1">So it seems like that, despite the possibility of such abilities not developing—at least not to the same extent—human brains still do tend to develop in specific ways, given the right input is given. </text:span><text:span text:style-name="T1">It may be, in some sense, that in this case some otherwise innately existing ability has atrophied out of its lack of stimulation by appropriately fitting input (which would be a language with significant recursive structures), and I cannot rule out this hypothesis, but the possibility of particular mental processes failing to easily manifest (in a similar way to how EVP, as particular processes in common with language coming to apply to music, can require considerable trouble to activate if this doesn’t occur earlier in life) is a meaningful possibility that I believe should be considered.</text:span></text:p>
      <text:p text:style-name="P2"/>
      <text:p text:style-name="P2">Despite often being posed as a criticism of ideas like UG and other forms of 'innateness', this very emergentism, the latent potential for emergence, can possibly be used to explain how it is that even individuals who have suffered serious brain damage (even to the extend of having a hemispherectomy) to regions where the seat of specific faculties would be expected to arise, can still potentially develop approximately equivalent functionality elsewhere in the brain. If various brain faculties can emerge like this, but are still strongly biased to arise in specific ways for structural reasons, and can fail to develop, have their development delayed, or be damaged once they emerge, then how 'common' functionality arises in a plastic brain may be more amendable to explanation.</text:p>
      <text:p text:style-name="P19"/>
      <text:p text:style-name="P2"/>
      <text:p text:style-name="P2">Who else has experienced the activation of model faculties?</text:p>
      <text:p text:style-name="P19"/>
      <text:p text:style-name="P2"/>
      <text:p text:style-name="P2">My proposition of a general model of linguistic ability may in many ways be considered closer to what Ray Jackendoff proposed then to what Chomsky has traditionally held to be the case. I consider UG to be something that is best modelled as a bias towards the learning of particular kinds of structural features, and as such not something that completely prevents alternate features from arising altogether (hence, not ruling out). This would seem to reduce the predictive power of any given general theory of language based on it, possibly to the point of unfalsifiability. [Popper]</text:p>
      <text:p text:style-name="P19"/>
      <text:p text:style-name="P2"/>
      <text:p text:style-name="P2">Research and published evidence for innateness and difference.</text:p>
      <text:p text:style-name="P2"/>
      <text:p text:style-name="P2">After developing EVP, I suspected that, if EVP is a real, measurable phenomena that applies to people other then myself, then it ought to be detectable in certain ways. Specifically, I wondered if, given that the activation of EVP brings what I feel to be qualities associated with language into play with musical tone, that these should be detectable with brain scanning devices when it is in use, similar to how the use and processing of language itself seems to be able to be similarly detected, and that hence, there should be identifiable differences in how people who don't use EVP process music, and how those who are able to use it can.</text:p>
      <text:p text:style-name="P2"/>
      <text:p text:style-name="P2">The GTTM mentions, in section 12.4, that there is an existing study (via Bever and Chiarello 1974), claiming that (for the typical right handed person) “in musically naive listeners, the right hemisphere seems to be dominant for certain tasks of melodic perception, whereas in musically experienced listeners the left hemisphere is dominant,” and this is taken as evidence that more heavily 'analytic' processing of music occurs through the use of brain regions associated with language.</text:p>
      <text:p text:style-name="P2"/>
      <text:p text:style-name="P1"><text:span text:style-name="T1">Many other such studies have been made since then that report similar results, both via the testing </text:span><text:span text:style-name="T1">of hemispheral dominance via listening tests without brain scanning devices, and via brain scanning </text:span><text:span text:style-name="T1">techniques including fMRI, which specifically reveal significant activity taking place where such </text:span><text:soft-page-break/><text:span text:style-name="T1">activity is absent in the 'uneducated' listener. Hence, I believe there is strong evidence in favour of, at least, a weaker version of EVP (described as 'LM' for 'Linguistic processing of Music', in the Core Aspects) in which the specific aspects listed (including tonal tension, thematic transformation, polyphony/counterpoint) are specifically dependent on this language based processing. Not only do these existing studies seem to support this, but the issue is naturally open further testing that should show that these specific structures do in fact depend on mental processing that is common to that which is used to comprehend language, as I predict.</text:span></text:p>
      <text:p text:style-name="P2"/>
      <text:p text:style-name="P2">Some reasonable doubts are shed on the distinction between 'analytic' and 'holistic' processing, however, this particular passage provides a hook from which my own point can be made:</text:p>
      <text:p text:style-name="P2"/>
      <text:p text:style-name="P4"><text:span text:style-name="T1">“Secondly, we have repeatedly emphasised that the analytic structures we postulate are not confined to experienced listeners. </text:span>Even the most naive listeners undoubtedly hear music as grouped<text:span text:style-name="T1">: and they know where to tap their feet in time to the music, so they have assigned metrical structure.”</text:span></text:p>
      <text:p text:style-name="P2"/>
      <text:p text:style-name="P2">But here, not only do I doubt, I have the strongest convictions that this is not the case at all*, and that grouping structure is something that not only can be completely absent from perception, but that it is likely a more advanced skill that can be (at least in my experience) considerably more difficult to develop than the perception of other structural aspects of music. The reasons for this I elaborate in [insert article], where I argue that grouping structure and variant addition describe the same phenomena.</text:p>
      <text:p text:style-name="P2"/>
      <text:p text:style-name="P10">A potentially fruitful way of thinking about this framework might be consider EVP to in part be a <text:span text:style-name="T3">positive</text:span> affirmation of aspects of the GTTM, specifically that it supports the general idea that the specific structures used within the GTTM are valid for those who process music 'linguistically', but not necessarily for those who to not process music in that way. SGP can also be seen, in part, as a <text:span text:style-name="T3">positive</text:span> affirmation of the idea that certain people can be better or worse at comprehending the 'large scale' structures of a musical work, even if they do process musical structure linguistically, an idea also held to be the case by the GTTM. However, I hold that this understanding should by augmented by the role of the <text:span text:style-name="T3">negative</text:span> factor that SGP plays; specifically, that a person who processes music linguistically may actually lack any comprehension of particular aspects like grouping structure, an idea specifically not predicted by the GTTM (despite it noting the relative weakness certain people have in attending to large scale prolongational structure).</text:p>
      <text:p text:style-name="P10"/>
      <text:p text:style-name="P10">*There is a certain issue here that I feel I ought to clarify. That is the distinction I claim ought to exist between what might 'basic grouping' and 'variant grouping'. In the GTTM, no distinction is made between the two, as it is assumed that everyone innately hears grouping in the same way, and that higher levels of grouping naturally fall out of things like training that may allow more experienced musicians to better concentrate on and hear the structures that arise. Basic grouping involves things like hearing simple motifs that are not part of larger themes and are not otherwise perceived to be structurally connected next to each other and perceiving them as a repeated pattern; hearing a group of notes spaced closely with one another, divided by a larger gap against what is felt to be a separate group of similarly spaced notes etc. </text:p>
      <text:p text:style-name="P2"/>
      <text:p text:style-name="P2">The issue of how things in music are structured into that are considered the most basic structural elements is up for question too. Western Art music implicitly tends to have things follow specific conventions for reasons that I believe are fundamental for the sake of it being able to have the structure that it does (i.e. that certain <text:span text:style-name="T3">kinds</text:span> of sounds are used so that they result in certain mental impulses forming that ultimately make up the structure that is felt). These conventions seem to largely exclude certain kinds of sonic textures that don't serve a structural purpose in the tradition, and I feel I should make the case that the are specific psychological/aesthetic reasons why this may <text:soft-page-break/>be so. When I developed EVP, I found that the particular sounds that were newly processed linguistically felt very differently from how I experienced them before, and this seems to play into the possible processes that allowed them to be structured. Specifically, notes seemingly took on qualities similar to that of <text:span text:style-name="T3">syllables</text:span> in ordinary language, and, it is crucial to note, that these qualities were absent before EVP arose.* As 'syllable-like' entities, notes take on a quality that might be called <text:span text:style-name="T3">individualised presence</text:span><text:span text:style-name="T22">, as I explain below:</text:span></text:p>
      <text:p text:style-name="P2"/>
      <text:p text:style-name="P3">With EVP, each note possesses "individualisation in its presence, contrasted with that of other notes", i.e. Each note, despite having fuzzy boundaries, feels like a distinct note, an individual object that is present, and its presence can contrast with the presence of other notes. As such, each note experienced will have its own discreetly felt identity, that differs from the felt identity of other notes. What particular sounds may be identified as an individual note may be ambiguous—in that different persons, or the same person listening at different times, may segment a given sound stream into notes differently on different hearings—on each listening instance or hearing, a person apprehending the music in terms of 'linguistic' structure will necessarily hear individual notes as distinct events, each spanning a certain amount of time, that are felt to have a specific pitch. A note can be present as long as it either occurs at a distinctly different time from other notes what is perceived as the same voice, or overlaps in time but due to stream segmentation (caused by timbre, voice leading etc.) is still perceived as having a separate presence, and has enough of a 'speech-like' quality (as described by Heiner Ruland in chapter 1 of Expanding Tonal Awareness) to be perceived as a vocal presence analogous to the utterance of a syllable. This individualisation seemingly creates a sense of distinction that is the basis for the perception of structure in western, tonal art music.</text:p>
      <text:p text:style-name="P3">This can be contrasted with other forms of music, which can be more freeform in timbre, given their texture isn't required to possess the same structural qualities needed to mark out individualised notes and voice presences.</text:p>
      <text:p text:style-name="P2"/>
      <text:p text:style-name="P2">These qualities of individualisation, where each note is felt to possess a similar significance to that of a syllable in language, seem to be absent in the absence of EVP. In fact, this is what seems to encourage folk and popular music music to use all kinds of effects, such as [indiscriminate sliding between pitches], of which contain multitudes of various changing and possibly odd harmonies (i.e. rumbling, buzzing qualities) that make it difficult to pin down a particular tonal value, in order to create sonic textures for the sake of their own affect (which is rarer in common practice music), rather than emphasising individual tone expressions as having their own presence and purpose within a tonal structure.</text:p>
      <text:p text:style-name="P2"/>
      <text:p text:style-name="P2">*I must clarify that these qualities being absent doesn't mean, for instance, that a person without EVP will not be able to distinguish between notes or perceive them as being separate 'things', any more than a person without any developmental difficulties would have trouble distinguishing between two subsequent sounds in general. The difference between perception of music with and without linguistic augmentation of that perception is closer to that between sounds perceived as spoken words and those perceived as part of the environment. Spoken words will only make sense as words (which can exist to form sentences) when they are perceived as something constructed out of syllables, whereas this perceptual constraint doesn't apply to sounds-in-general. It is in this sense that the linguistically perceived note has an <text:span text:style-name="T3">'individualised presence'</text:span><text:span text:style-name="T22">, i.e. <text:s/>notes that are perceived in this way can be felt to have structural significance in ways they otherwise wouldn't. As such, tonally 'nonsensical objects' like extended portamento (large, continuous slides between pitches relatively far apart that last a substantial amount of time) won't be perceived as having such individual presence as syllable like constructs with such significance. [clarify extension of glissando and portamento]</text:span></text:p>
      <text:p text:style-name="P5"/>
      <text:p text:style-name="P5">It may partly be that it is because the notation may not allow it that these kinds of sonic 'effects' are <text:soft-page-break/>ignored or not notated, but to whatever extent this may be the case, I feel I ought to make the case not to ignore the extent to which cause and effect may be reversed. Specifically, I feel that much of the notation may have arisen the way it has in the context of the tradition it was developed within, with the individuality of notes with specific durations and tonal values being primary, because musicians within this tradition perceived these elements as being primary to their music's structure, rather than the former being the cause of the latter [research this].</text:p>
      <text:p text:style-name="P5"/>
      <text:p text:style-name="P5">-Note that trills are generally not represented in popular forms of music.</text:p>
      <text:p text:style-name="P5">- Glissando and portamento respectively are each about “long slides between notes that each emphasise the individual notes in-between the end notes” or “short tonal slides between notes”. In neither case is the sliding itself emphasised as a tonal value, and this seems to be rare in western art music.</text:p>
      <text:p text:style-name="P5">-Trills seem to allow a given voice to take on multiple note values at once while still having a clearly enunciated presence as a single voice (as opposed to splitting into multiple voices and/or having two notes clash with each other in a dissonant way).</text:p>
      <text:h text:style-name="P20" text:outline-level="1">[1] The language faculty that wasn't: a usage-based account of natural language recursion</text:h>
      <text:p text:style-name="P6"><text:span text:style-name="T8"><draw:a xlink:type="simple" xlink:href="http://frontiersin.org/people/u/9599"><draw:frame draw:style-name="fr1" draw:name="graphics1" text:anchor-type="as-char" svg:width="0.635cm" svg:height="0.635cm" draw:z-index="0"><draw:image xlink:href="http://www.frontiersin.org/files/Profile%20Library/9599/Thumb_24.jpg" xlink:type="simple" xlink:show="embed" xlink:actuate="onLoad"/></draw:frame></draw:a></text:span><text:a xlink:type="simple" xlink:href="http://frontiersin.org/people/u/9599" text:style-name="Internet_20_link" text:visited-style-name="Visited_20_Internet_20_Link"><text:span text:style-name="T9">Morten H. Christiansen</text:span></text:a><text:span text:style-name="T10">1,2,3*</text:span><text:span text:style-name="T12"> and </text:span><text:span text:style-name="T9"><draw:a xlink:type="simple" xlink:href="http://frontiersin.org/people/u/58002"><draw:frame draw:style-name="fr1" draw:name="graphics2" text:anchor-type="as-char" svg:width="0.635cm" svg:height="0.635cm" draw:z-index="1"><draw:image xlink:href="https://f96a1a95aaa960e01625-a34624e694c43cdf8b40aa048a644ca4.ssl.cf2.rackcdn.com/Design/Images/newprofile_default_profileimage_new.jpg" xlink:type="simple" xlink:show="embed" xlink:actuate="onLoad"/></draw:frame></draw:a></text:span><text:a xlink:type="simple" xlink:href="http://frontiersin.org/people/u/58002" text:style-name="Internet_20_link" text:visited-style-name="Visited_20_Internet_20_Link">Nick Chater</text:a><text:span text:style-name="T10">4</text:span></text:p>
      <text:p text:style-name="P9">[Popper]</text:p>
      <text:p text:style-name="P9"/>
      <text:p text:style-name="P7"><text:span text:style-name="T4">BN:</text:span><text:span text:style-name="T3"> ...</text:span></text:p>
      <text:p text:style-name="P8">Most aestheticians are realists when it comes to aesthetic judgements. But my jury work at film festivals made me a little suspicious of that. In many ways I think what's important is previous exposure to other artworks. As I said, if there are two critics who were exposed to very similar films during their formative years then they're going to like the same kind of films. If they are exposed to very different films, they will probably like very different films. I'm not ready to come out of the closet as a full-fledged anti-realist and say that beauty is all in the eye of the beholder, but at least it seems like there are ways of explaining aesthetic disagreements in an anti-realist way if you appeal to previous personal history or exposure to certain kinds of artworks.</text:p>
      <text:p text:style-name="P21"><text:span text:style-name="T23">MW:</text:span> Does this relate to 'mere exposure effect'?</text:p>
      <text:p text:style-name="Text_20_body"><text:span text:style-name="T4">BN:</text:span><text:span text:style-name="T3"> I think a lot of people are extremely suspicious of that concept, so I try to avoid it. James Cutting did some interesting studies on this.</text:span><text:a xlink:type="simple" xlink:href="http://www.pjaesthetics.org/index.php/pjaesthetics/article/view/155/171#footnote-2" text:style-name="Internet_20_link" text:visited-style-name="Visited_20_Internet_20_Link"><text:span text:style-name="T3">[2]</text:span></text:a><text:span text:style-name="T3"> He showed pictures of artworks to students during lectures in a completely value-neutral way; he just showed the slides without any comment. At the end of the semester he made the students rate the pictures that he had previously shown, and there was a correlation between how many times a picture was shown in class and how much the students liked it. That was supposed to show that mere exposure to an artwork makes it more probable that people will make a positive aesthetic assessment of that work. Cutting says that certain works are in the canon because the canon is self-reinforcing: because we encounter works that are in the canon more often, we're going to evaluate them more positively than works outside of the canon. Cutting is really flirting with some kind of anti-realist conclusion here—that there is no fact of the matter about whether something is beautiful or not; all there is for aesthetic judgement is that we like things more the more we encounter them. This is something that Aaron Meskin and Matthew Kieran and others were not very happy about. They thought, well maybe that's because the artworks that Cutting showed were good artworks, maybe it wouldn't work for bad artworks.</text:span><text:a xlink:type="simple" xlink:href="http://www.pjaesthetics.org/index.php/pjaesthetics/article/view/155/171#footnote-3" text:style-name="Internet_20_link" text:visited-style-name="Visited_20_Internet_20_Link"><text:span text:style-name="T3">[3]</text:span></text:a></text:p>
      <text:p text:style-name="P21">One methodological problem I see in both the Cutting experiments and the Meskin et al. experiment is that they were only looking at individual artworks. Mere exposure to one token object will influence the aesthetic assessment of that particular token object, but that's not enough for aesthetic anti-realism. I think what would be more interesting would be to talk about objects of a certain type rather than single token objects. So if you presented seventeen early Impressionist paintings, and found that an eighteenth, unseen early Impressionist painting also elicited a more positive aesthetic assessment, that may be enough to establish some kind of anti-realism, or to help explain aesthetic <text:soft-page-break/>disagreement in an anti-realist way. The other thing is that our exposure to works of art is very rarely 'mere'; most of the time it's very value-laden. Way more work needs to be done.</text:p>
      <text:p text:style-name="P9">-Bence Nanay, wt. Mark Windsor</text:p>
      <text:p text:style-name="P9"/>
      <text:p text:style-name="P9">Here we may note that, while different people, who have been raised in different environments, may come to like particular elements of movies, via something that somewhat resembles the 'mere exposure effect' (even if there is clearly more to what biases humans toward what they actually appreciate then simple 'mere exposure'), there is nothing corresponding to movies in general that resembles the highly specific structural theories that exist for music in western music theory. This lack of specificity likely implies that the cause of people appreciating the specific structures they do in music, even through the capacity to be sensitive to musical structure in this way is influenced by culture, is caused by something more specific and less general then 'mere exposure' to specific structures, which we might predict could bias a person to liking structural elements they simply happened to be exposed to, which should make the predictive power music theory seems to have (for those who are capable of listening to western common practice music in this way) far less meaningful than it actually seems to be. Exposure to certain sub-styles and conventions does seem to be 'soft' in this way, as someone may have a stronger or weaker dislike or preference for 'impressionistic' music in the style of Debussy or Ravel due to familiarity with or 'basic' attraction to modal music that is somewhat independent of their basic ability to follow along with functional structure on a fundamental level, but these preferences seem to more personal than the more 'objective' (or, more accurately, inter-subjectivly consistent) 'rules' explored by various theories of music.</text:p>
      <text:p text:style-name="P9"/>
      <text:p text:style-name="P9">-Comment on the <text:span text:style-name="T3">'mere exposure effect'</text:span><text:span text:style-name="T24"> and how it is unlikely that the degree to which aesthetic taste approximates this is unaffected by various developmental biases that strongly affect what artistic appreciation likely developed. These biases can potentially account for the most strongly innate preferences, along with biases that emerge conditionally, based on stimulation of mental processes, though in biased ways.</text:span></text:p>
      <text:p text:style-name="P10"/>
      <text:p text:style-name="P13"><text:span text:style-name="T11">-Bring up the possibility the the 'generalised </text:span><text:span text:style-name="T24">Broca's region'*</text:span><text:span text:style-name="T11"> seems to be associated with feeling tension, and that these feeling are what underlie anticipation of drawn out dependencies as they are processed by the aspects of the brain that underlie pattern based language recognition.</text:span></text:p>
      <text:p text:style-name="P10"/>
      <text:p text:style-name="P10">* The 'generalised Broca's region' is a concept I want to establish in order to account for the 'distinctions within' (such that multiple functional regions can be identified within what has been called Broca's region within a given individual) [2] and 'variations of' (such that the same or similar functionality may manifest in different individual in different relative regions) [3] Brocca's area. In the first case, a subset of <text:s/>Brocca's area may be identified with functions that may be said to be specific to language (which may include linguistically processed music in individuals who are capable of LM), and a different subset with functionality that seemingly allows a person to mentally keep track of hierarchically meaningful structure when this the person concentrates on doing so (which may involve the sense of tension based anticipation in general). The details of this are expounded on in the following paper:</text:p>
      <text:p text:style-name="P10"/>
      <text:p text:style-name="P13"><text:a xlink:type="simple" xlink:href="https://www.cell.com/current-biology/fulltext/S0960-9822(12)01074-3" text:style-name="Internet_20_link" text:visited-style-name="Visited_20_Internet_20_Link">https://www.cell.com/current-biology/fulltext/S0960-9822(12)01074-3</text:a><text:span text:style-name="T13"> </text:span></text:p>
      <text:p text:style-name="P14"><text:span text:style-name="T14">Language-Selective and </text:span>Domain-General Regions Lie Side by Side within Broca’s Area <text:span text:style-name="T14">[2]</text:span></text:p>
      <text:p text:style-name="P14"/>
      <text:p text:style-name="P14"><text:span text:style-name="T6">Amunts K., Schleicher A., Bürgel U., Mohlberg H., Uylings H. B., Zilles K. (1999). Broca's region revisited: cytoarchitecture and intersubject variability.</text:span> [3]</text:p>
      <text:p text:style-name="P14"/>
      <text:p text:style-name="P15">-There exist certain studies carried out by Dutch and German researchers which seem to demonstrate the existence of hierarchical processing of musical structure in research participants <text:soft-page-break/>who are acknowledged as being musically untrained, acting as a control group compared to professional musicians. This, in itself, is not a direct blow to the predictions that I have made, as it's only natural that people without extensive prior formal training who nevertheless are capable of processing higher levels of structure in music should exist (especially as I might consider myself one). It also makes sense that 'laymen' in cultures with more of a historical connection to and which may place a greater emphasis on western art music may contain proportionally larger numbers of people without private, professional music training who possess EVP and/or SGP. However, this still leaves a possibly unexplained discrepancy that I feel should be addressed, which is that, while there are many existing studies which do give significant support to specific brain differences between those who seem to process music linguistically and those who do not, these specific studies showed populations of 'untrained' individuals who all uniformly seemed to possess linguistic musical processing ability of some form. This naturally prompts questions such as:</text:p>
      <text:p text:style-name="P15"/>
      <text:p text:style-name="P16"><text:span text:style-name="T22">-Would the 'untrained' individuals used as controls on those studies in which they showed particular linguistic processing of music end up performing on the previously mentioned tests in ways that more closely resembled the professional musicians used on those tests, or would they perform similarly to the untrained controls in those tests? This is important, as results demonstrated in papers like </text:span><text:span text:style-name="T19">“</text:span><text:span text:style-name="T20">Language-Selective and Domain-General Regions Lie Side by Side within Broca’s Area” [2]</text:span><text:span text:style-name="T18">, seemingly indicate that there may be multiple sub-regions in what would be more traditionally considered a single area that can process different aspects of hierarchical structure that may involve tension, even if those aspects are not processed as natural language. Whether the abilities detected in the Dutch and German studies are actually innate to everyone*, or if the culture results in large numbers of untrained people with LM is a question that is not settled. It may even be </text:span><text:span text:style-name="T18">the case that a certain amount of 'linguistic processing' of music occurs in </text:span><text:span text:style-name="T7">Broca's</text:span><text:span text:style-name="T18"> region regardless of whether a person possesses EVP, and that this may act as a bud that effectively triggers a blossom into full blown actual EVP then sufficient stimulation is given. Either way, I would expect the tests that do positively distinguish between trained and untrained listeners to act as indicators for the presence or absence of EVP.</text:span></text:p>
      <text:p text:style-name="P17"/>
      <text:p text:style-name="P17">*By 'everyone', I mean those with basic but informal familiarity with western musical practices.</text:p>
      <text:p text:style-name="P10"/>
      <text:p text:style-name="P10">Now, I will provide additional material, showing studies which do seem to show a distinction between 'trained' and 'naive' listeners.</text:p>
      <text:p text:style-name="P10"/>
      <text:p text:style-name="P10">Ear Dominance Tests:</text:p>
      <text:p text:style-name="P11"><text:a xlink:type="simple" xlink:href="https://www.researchgate.net/publication/24271043" text:style-name="Internet_20_link" text:visited-style-name="Visited_20_Internet_20_Link">https://www.researchgate.net/publication/24271043</text:a></text:p>
      <text:p text:style-name="P11"/>
      <text:p text:style-name="P12">Physical Measurement:</text:p>
      <text:p text:style-name="P11"><text:a xlink:type="simple" xlink:href="http://www.frontiersin.org/journal/10.3389/fnhum.2013.00937/abstract" text:style-name="Internet_20_link" text:visited-style-name="Visited_20_Internet_20_Link">http://www.frontiersin.org/journal/10.3389/fnhum.2013.00937/abstract</text:a></text:p>
      <text:p text:style-name="P11">https://www.cell.com/current-biology/fulltext/S0960-9822(12)01074-3?_returnURL=https%3A%2F%2Flinkinghub.elsevier.com%2Fretrieve%2Fpii%2FS0960982212010743%3Fshowall%3Dtrue</text:p>
      <text:p text:style-name="P10"/>
      <text:p text:style-name="P18"/>
      <text:p text:style-name="P10"/>
      <text:p text:style-name="P10"/>
      <text:p text:style-name="P10">-Show how the existence of decoration biases could be used to make predictions about what people who have SGP observe in poetry, and that (given EVP) this should in principal be able to be used to predict the capability to also perceive decoration biases in music.</text:p>
      <text:p text:style-name="P10"/>
      <text:p text:style-name="P10">While I have called Decoration Biases 'biases', I want to make it clearer what this means. I want to first contrast two different conceptions of what a bias can be, <text:span text:style-name="T3">simple bias</text:span> and <text:span text:style-name="T3">complex bias</text:span>. Simple biases can be thought of as a single value, or magnitude, which alters the probability of a given <text:soft-page-break/>event to be higher or lower. A simple bias might be modelled as a single parameter that, when given as an argument to an appropriate function, results in a change that accordingly influences the likelihood of a given event. Conversely, a complex bias, while it will also affect the likelihood of events, is not only not limited to a single parameter, but can consist of arbitrarily complex 'functional machinery'. </text:p>
      <text:p text:style-name="P10"/>
      <text:p text:style-name="P10">As an example of a simple bias, take the idea that a panel held up on a rainy day, everything else being equal, is <text:span text:style-name="T3">biased</text:span> towards being more likely to be hit by a given raindrop <text:span text:style-name="T3">the more horizontally it is held</text:span> (hence having its surface area more likely to be hit be rain falling from above) in most weather conditions on average. This is the kid of idea I want to capture, a simple, easily definable and measurable parameter which influences the chances of something occurring (though the occurrence itself and its causes may be influenced by arbitrarily more complex factors).</text:p>
      <text:p text:style-name="P10"/>
      <text:p text:style-name="P10">For complex bias, consider the <text:span text:style-name="T3">entire apparatus</text:span> via which a computer, equipped with a video camera, and programmed to flash a green light whenever it 'sees' a person it has been trained to recognise, might perform such a task. What allows the computer to do this, to <text:span text:style-name="T3">be more likely, and hence biased, to flash the green light when specific people walk in front of it</text:span>, consists of a complex set of specific mechanisms which require specific structures in order to produce the result they do, as opposed to any other possible structure which would cause the result to be different. Here 'different' might mean things ranging from “biased to recognising different sets of people” to “operating under entirely different principles, like flashing green whenever it predicts a specific stock will crash”. The point of complex bias is to describe things where a single parameter fails to capture the nature of what is actually occurring, and the capacity for structures of a given complexity are necessary, which might entail things like the capacity to store information and operate on it with particular classes of algorithms in order for the bias to manifest.</text:p>
      <text:p text:style-name="P10"/>
      <text:p text:style-name="P10">For an example more relevant to our current purposes, in order to recognise a given sentence with a recursive structure (having a clause centre embedded within the middle of it) as being grammatical, the person listening must <text:span text:style-name="T3">at least</text:span> have a working memory capacity which allows them to keep track of the sentence, holding in the mind the structures that have yet to be completed while the sub-clause is heard until the surrounding structure is returned to. As such, the capacity to keep track of such structures at least <text:span text:style-name="T3">partially constitutes</text:span> a complex bias towards the recognition of the grammaticality of a given sentence.</text:p>
      <text:p text:style-name="P10"/>
      <text:p text:style-name="P10">[Clarify the nature of clauses]</text:p>
      <text:p text:style-name="P10"/>
      <text:p text:style-name="P10">So, how should we then regard the 'decoration biases'? …</text:p>
      <text:p text:style-name="P10"/>
      <text:p text:style-name="P10">A decoration bias <text:span text:style-name="T3">biases</text:span> a person (who actively possesses SGP) towards perceiving particular aspects of musical and poetic surfaces as paralleling each other in significant ways. The perception of a given parallel (through the possibilities allowed by musical themes and grouping structure, poetic lines) is inherently there, but the decoration bias makes it more likely that particular elements will draw the attention in particular ways, compared to other elements that <text:span text:style-name="T3">could</text:span> be considered as drawing the attention and forming parallels (given SGP is active), and to how the subject would likely feel about these same elements in the complete absence of SGP. [Link decoration bias definition to this]</text:p>
      <text:p text:style-name="P10"/>
      <text:p text:style-name="P10">-To have 'deep biases' in this specific, technical sense, is not to simply have the equivalent of a parameter or coefficient reducible to a simple magnitude tweaked, but rather to have the capabilities to take into account significant structural forms, even if this requires a deeper underlying capacity (such as the computational equivalent of a stack or tape).</text:p>
      <text:p text:style-name="P10"/>
      <text:p text:style-name="P13"><text:soft-page-break/><text:span text:style-name="T11">- Use Phaeaco, by </text:span>Harry Foundalis as an illustration of the kinds of cognitive architecture (and hence bias) which allow the discrimination of similarity and dif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useoSans" svg:font-family="MuseoSans, Georgia, 'Times New Roman', Times, serif"/>
    <style:font-face style:name="OpenSymbol" svg:font-family="OpenSymbol"/>
    <style:font-face style:name="Times New Roman2" svg:font-family="'Times New Roman'"/>
    <style:font-face style:name="Times New Roman1" svg:font-family="'Times New Roman', stixgeneral, serif"/>
    <style:font-face style:name="AdvPSHEL-B" svg:font-family="AdvPSHEL-B" style:font-family-generic="swiss"/>
    <style:font-face style:name="SourceSansPro-Regular" svg:font-family="SourceSansPro-Regular"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ormal" style:family="paragraph" style:parent-style-name="Standard" style:next-style-name="Standard">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9-03T18:01:32.90</meta:creation-date>
    <dc:date>2019-03-14T14:42:31.04</dc:date>
    <dc:creator>Andrew Van Caem</dc:creator>
    <meta:editing-duration>P1DT2H47M18S</meta:editing-duration>
    <meta:editing-cycles>183</meta:editing-cycles>
    <meta:generator>OpenOffice/4.1.5$Win32 OpenOffice.org_project/415m1$Build-9789</meta:generator>
    <meta:document-statistic meta:table-count="0" meta:image-count="2" meta:object-count="0" meta:page-count="10" meta:paragraph-count="72" meta:word-count="5899" meta:character-count="36722"/>
  </office:meta>
</office:document-meta>
</file>